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xygen-Sans" svg:font-family="Oxygen-Sans" style:font-family-generic="roman" style:font-pitch="variable"/>
    <style:font-face style:name="Noto Sans Devanagari" svg:font-family="'Noto Sans Devanagari'" style:font-family-generic="system" style:font-pitch="variable"/>
    <style:font-face style:name="Oxygen-Sans1" svg:font-family="Oxygen-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middle" draw:auto-grow-height="false" fo:min-height="16.582cm" fo:min-width="10.617cm"/>
    </style:style>
    <style:style style:name="gr2" style:family="graphic" style:parent-style-name="standard">
      <style:graphic-properties draw:textarea-horizontal-align="justify" draw:textarea-vertical-align="middle" draw:auto-grow-height="false" fo:min-height="1.417cm" fo:min-width="0.898cm"/>
    </style:style>
    <style:style style:name="gr3" style:family="graphic" style:parent-style-name="standard">
      <style:graphic-properties draw:textarea-horizontal-align="justify" draw:textarea-vertical-align="middle" draw:auto-grow-height="false" fo:min-height="0.751cm" fo:min-width="0.834cm"/>
    </style:style>
    <style:style style:name="gr4" style:family="graphic" style:parent-style-name="standard">
      <style:graphic-properties draw:textarea-horizontal-align="justify" draw:textarea-vertical-align="middle" draw:auto-grow-height="false" fo:min-height="2.042cm" fo:min-width="8.142cm"/>
    </style:style>
    <style:style style:name="gr5" style:family="graphic" style:parent-style-name="standard">
      <style:graphic-properties draw:fill-color="#99ccff" draw:textarea-horizontal-align="justify" draw:textarea-vertical-align="top" draw:auto-grow-height="false" fo:min-height="2.042cm" fo:min-width="8.142cm"/>
    </style:style>
    <style:style style:name="gr6" style:family="graphic" style:parent-style-name="standard">
      <style:graphic-properties draw:fill-color="#ff8080" draw:textarea-horizontal-align="justify" draw:textarea-vertical-align="middle" draw:auto-grow-height="false" fo:min-height="0.783cm" fo:min-width="3.962cm"/>
    </style:style>
    <style:style style:name="gr7" style:family="graphic" style:parent-style-name="standard">
      <style:graphic-properties draw:fill-color="#cc9999" draw:textarea-horizontal-align="justify" draw:textarea-vertical-align="middle" draw:auto-grow-height="false" fo:min-height="2.042cm" fo:min-width="8.142cm"/>
    </style:style>
    <style:style style:name="gr8" style:family="graphic" style:parent-style-name="standard">
      <style:graphic-properties draw:fill-color="#ccffcc" draw:textarea-horizontal-align="justify" draw:textarea-vertical-align="middle" draw:auto-grow-height="false" fo:min-height="2.042cm" fo:min-width="3.189cm"/>
    </style:style>
    <style:style style:name="gr9" style:family="graphic" style:parent-style-name="standard">
      <style:graphic-properties draw:fill-color="#ff8080" draw:textarea-horizontal-align="justify" draw:textarea-vertical-align="middle" draw:auto-grow-height="false" fo:min-height="2.042cm" fo:min-width="3.189cm"/>
    </style:style>
    <style:style style:name="gr10" style:family="graphic" style:parent-style-name="standard">
      <style:graphic-properties draw:fill-color="#83caff" draw:textarea-horizontal-align="justify" draw:textarea-vertical-align="middle" draw:auto-grow-height="false" fo:min-height="2.042cm" fo:min-width="3.18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cm" fo:min-width="0cm"/>
    </style:style>
    <style:style style:name="gr12" style:family="graphic" style:parent-style-name="standard">
      <style:graphic-properties draw:fill-color="#99ffff" draw:textarea-horizontal-align="justify" draw:textarea-vertical-align="middle" draw:auto-grow-height="false" fo:min-height="2.042cm" fo:min-width="3.189cm"/>
    </style:style>
    <style:style style:name="P1" style:family="paragraph">
      <loext:graphic-properties draw:fill-color="#cfe7f5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99ccff"/>
      <style:paragraph-properties fo:text-align="center"/>
    </style:style>
    <style:style style:name="P4" style:family="paragraph">
      <loext:graphic-properties draw:fill-color="#ff8080"/>
      <style:paragraph-properties fo:text-align="center"/>
    </style:style>
    <style:style style:name="P5" style:family="paragraph">
      <loext:graphic-properties draw:fill-color="#cc9999"/>
      <style:paragraph-properties fo:text-align="center"/>
    </style:style>
    <style:style style:name="P6" style:family="paragraph">
      <loext:graphic-properties draw:fill-color="#ccffcc"/>
      <style:paragraph-properties fo:text-align="center"/>
    </style:style>
    <style:style style:name="P7" style:family="paragraph">
      <loext:graphic-properties draw:fill-color="#83caff"/>
      <style:paragraph-properties fo:text-align="center"/>
    </style:style>
    <style:style style:name="P8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loext:graphic-properties draw:fill-color="#99ffff"/>
      <style:paragraph-properties fo:text-align="center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319cm" svg:height="18.034cm" svg:x="5.191cm" svg:y="7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794cm" svg:height="1.905cm" svg:x="10.017cm" svg:y="4.93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2.667cm" svg:height="1.143cm" svg:x="10.144cm" svg:y="10.5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8.89cm" svg:height="2.54cm" svg:x="6.969cm" svg:y="1.889cm">
          <text:p text:style-name="P2">Applica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8.89cm" svg:height="2.54cm" svg:x="6.715cm" svg:y="7.604cm">
          <text:p text:style-name="P2">SWAN Interf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4.572cm" svg:height="1.143cm" svg:x="10.652cm" svg:y="8.747cm">
          <text:p text:style-name="P2">Swan So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8.89cm" svg:height="2.54cm" svg:x="6.969cm" svg:y="12.176cm">
          <text:p text:style-name="P2">Evaluation Eng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667cm" svg:height="1.143cm" svg:x="7.731cm" svg:y="15.2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3.937cm" svg:height="2.54cm" svg:x="6.969cm" svg:y="16.875cm">
          <text:p text:style-name="P2">Sens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3.937cm" svg:height="2.54cm" svg:x="12.938cm" svg:y="16.621cm">
          <text:p text:style-name="P2">Proximity</text:p>
          <text:p text:style-name="P2"><text:s/>Mana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667cm" svg:height="1.143cm" svg:x="13.319cm" svg:y="15.2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7" draw:layer="layout" svg:width="3.937cm" svg:height="2.54cm" svg:x="7.223cm" svg:y="21.447cm">
          <text:p text:style-name="P2">Beacon</text:p>
          <text:p text:style-name="P2">Discove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667cm" svg:height="1.143cm" svg:x="7.858cm" svg:y="19.7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8" draw:layer="layout" svg:width="3.258cm" svg:height="1.86cm" svg:x="3.413cm" svg:y="6.125cm">
          <draw:text-box>
            <text:p><text:span text:style-name="T1">SWAN</text:span></text:p>
          </draw:text-box>
        </draw:frame>
        <draw:custom-shape draw:style-name="gr12" draw:text-style-name="P9" draw:layer="layout" svg:width="3.937cm" svg:height="2.54cm" svg:x="12.811cm" svg:y="21.32cm">
          <text:p text:style-name="P2">SWAN</text:p>
          <text:p text:style-name="P2">on nearby</text:p>
          <text:p text:style-name="P2">phon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667cm" svg:height="1.143cm" svg:x="13.573cm" svg:y="19.7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xygen-Sans" svg:font-family="Oxygen-Sans" style:font-family-generic="roman" style:font-pitch="variable"/>
    <style:font-face style:name="Noto Sans Devanagari" svg:font-family="'Noto Sans Devanagari'" style:font-family-generic="system" style:font-pitch="variable"/>
    <style:font-face style:name="Oxygen-Sans1" svg:font-family="Oxygen-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Oxygen-Sans" fo:font-size="24pt" fo:language="en" fo:country="US" style:font-name-asian="Oxygen-Sans1" style:font-size-asian="24pt" style:language-asian="zh" style:country-asian="CN" style:font-name-complex="Oxygen-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18pt" fo:font-style="normal" fo:text-shadow="none" style:text-underline-style="none" fo:font-weight="normal" style:letter-kerning="true" style:font-name-asian="Oxygen-Sans1" style:font-family-asian="Oxygen-Sans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7T16:47:34.903533516</meta:creation-date>
    <dc:date>2016-07-27T18:05:57.945245148</dc:date>
    <meta:editing-duration>PT2M37S</meta:editing-duration>
    <meta:editing-cycles>2</meta:editing-cycles>
    <meta:generator>LibreOffice/5.0.6.3$Linux_X86_64 LibreOffice_project/00m0$Build-3</meta:generator>
    <meta:document-statistic meta:object-count="16"/>
  </office:meta>
</office:document-meta>
</file>